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text-autospace="none"/>
    </style:style>
    <style:style style:name="P2" style:family="paragraph" style:parent-style-name="Standard">
      <style:paragraph-properties fo:line-height="150%" fo:text-align="justify" style:justify-single-word="false" style:text-autospace="none"/>
      <style:text-properties style:font-name="TimesNewRomanPSMT" fo:font-size="20pt" style:font-name-asian="TimesNewRomanPSMT" style:font-size-asian="20pt" style:font-name-complex="TimesNewRomanPSMT" style:font-size-complex="20pt"/>
    </style:style>
    <style:style style:name="P3" style:family="paragraph" style:parent-style-name="Standard" style:master-page-name="Standard">
      <style:paragraph-properties fo:line-height="150%" fo:text-align="justify" style:justify-single-word="false" style:page-number="auto" style:text-autospace="none"/>
    </style:style>
    <style:style style:name="P4" style:family="paragraph" style:parent-style-name="Standard">
      <style:paragraph-properties fo:line-height="150%" fo:text-align="justify" style:justify-single-word="false" style:text-autospace="none"/>
      <style:text-properties style:font-name="Arial" fo:font-size="12pt" fo:font-style="normal" style:text-underline-style="none" fo:font-weight="normal" style:font-name-asian="TimesNewRomanPS-BoldMT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 style:text-autospace="none"/>
      <style:text-properties style:font-name="Arial" fo:font-size="12pt" fo:font-style="normal" style:text-underline-style="none" fo:font-weight="normal" style:font-name-asian="TimesNewRomanPS-BoldM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 style:list-style-name="WW8Num1">
      <style:paragraph-properties fo:margin-left="1.27cm" fo:margin-right="0cm" fo:line-height="150%" fo:text-align="justify" style:justify-single-word="false" fo:text-indent="-0.635cm" style:auto-text-indent="false" style:text-autospace="none">
        <style:tab-stops>
          <style:tab-stop style:position="1.27cm"/>
        </style:tab-stops>
      </style:paragraph-properties>
      <style:text-properties style:font-name="Arial" fo:font-size="12pt" fo:font-style="normal" style:text-underline-style="none" fo:font-weight="normal" style:font-name-asian="TimesNewRomanPS-BoldM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 style:list-style-name="WW8Num1">
      <style:paragraph-properties fo:margin-left="1.27cm" fo:margin-right="0cm" fo:line-height="150%" fo:text-align="justify" style:justify-single-word="false" fo:text-indent="-0.635cm" style:auto-text-indent="false" style:text-autospace="none">
        <style:tab-stops>
          <style:tab-stop style:position="1.27cm"/>
        </style:tab-stops>
      </style:paragraph-properties>
      <style:text-properties style:font-name="Arial" fo:font-size="12pt" fo:font-style="normal" style:text-underline-style="none" fo:font-weight="normal" style:font-name-asian="TimesNewRomanPSM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 style:list-style-name="WW8Num2">
      <style:paragraph-properties fo:margin-left="0cm" fo:margin-right="0cm" fo:line-height="150%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2pt" fo:font-style="normal" style:text-underline-style="none" fo:font-weight="normal" style:font-name-asian="TimesNewRomanPS-BoldM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 style:list-style-name="WW8Num2">
      <style:paragraph-properties fo:margin-left="0cm" fo:margin-right="0cm" fo:line-height="150%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2pt" fo:font-style="normal" style:text-underline-style="none" fo:font-weight="normal" style:font-name-asian="TimesNewRomanPSM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TimesNewRomanPSMT" fo:font-size="26pt" style:font-name-asian="TimesNewRomanPSMT" style:font-size-asian="26pt" style:font-name-complex="TimesNewRomanPSMT" style:font-size-complex="26pt"/>
    </style:style>
    <style:style style:name="T2" style:family="text">
      <style:text-properties style:font-name="TimesNewRomanPSMT" fo:font-size="20pt" style:font-name-asian="TimesNewRomanPSMT" style:font-size-asian="20pt" style:font-name-complex="TimesNewRomanPSMT" style:font-size-complex="20pt"/>
    </style:style>
    <style:style style:name="T3" style:family="text">
      <style:text-properties style:font-name="Arial" fo:font-size="12pt" fo:font-style="normal" style:text-underline-style="none" fo:font-weight="normal" style:font-name-asian="TimesNewRomanPS-BoldM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style:font-name="Arial" fo:font-size="14pt" fo:font-style="normal" style:text-underline-style="none" fo:font-weight="normal" style:font-name-asian="TimesNewRomanPS-BoldMT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/text:span><text:span text:style-name="T2"><text:tab/>Provozní řád tělocvičny</text:span></text:p>
      <text:list xml:id="list39166468" text:style-name="WW8Num1">
        <text:list-item>
          <text:p text:style-name="P6">Do tělocvičny vstupujeme pouze se svolením učitele.</text:p>
        </text:list-item>
        <text:list-item>
          <text:p text:style-name="P6">Při výuce tělesné výchovy dbáme pokynů vyučujícího.</text:p>
        </text:list-item>
        <text:list-item>
          <text:p text:style-name="P7">Během cvičení, her a soutěží každý z nás dodržuje stanovená pravidla. </text:p>
        </text:list-item>
        <text:list-item>
          <text:p text:style-name="P6">Se svěřenými pomůckami a tělovýchovným nářadím zacházíme tak, abychom nic nepoškodili nebo nezpůsobili zranění jinému.</text:p>
        </text:list-item>
        <text:list-item>
          <text:p text:style-name="P6">Každou zjištěnou závadu nebo jakékoliv zranění neprodleně nahlásíme vyučujícímu, popřípadě jinému pracovníku školy.</text:p>
        </text:list-item>
        <text:list-item>
          <text:p text:style-name="P6">Na výuku tělesné výchovy a další tělocvičné aktivity nosíme předepsaný oděv a vhodné obutí.</text:p>
        </text:list-item>
        <text:list-item>
          <text:p text:style-name="P6">Svým chováním v tělocvičně, na hřišti či v terénu pomáháme k dodržování pravidel bezpečnosti.</text:p>
        </text:list-item>
        <text:list-item>
          <text:p text:style-name="P6">Při všech sportovních a tělovýchovných činnostech dodržujeme zásady fair play.</text:p>
        </text:list-item>
      </text:list>
      <text:p text:style-name="P1"><text:span text:style-name="T3"><text:tab/>V Milči, dne 2.9.2013<text:tab/><text:tab/><text:tab/></text:span><text:span text:style-name="T4"><text:tab/></text:span><text:tab/><text:tab/><text:tab/><text:tab/><text:tab/></text:p>
      <text:p text:style-name="P1"><text:tab/><text:tab/><text:tab/><text:tab/><text:tab/><text:tab/><text:tab/><text:tab/>Mgr. Kateřina Kohoutová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8-25T09:52:12</meta:creation-date>
    <meta:editing-duration>P23DT22H11M8S</meta:editing-duration>
    <dc:date>2013-11-09T19:01:09.83</dc:date>
    <meta:generator>LibreOffice/3.6$Windows_x86 LibreOffice_project/f969faf-c24b504-8c77064-174276e-40b382</meta:generator>
    <meta:editing-cycles>1</meta:editing-cycles>
    <meta:document-statistic meta:table-count="0" meta:image-count="0" meta:object-count="0" meta:page-count="1" meta:paragraph-count="11" meta:word-count="109" meta:character-count="771" meta:non-whitespace-character-count="659"/>
    <meta:user-defined meta:name="Informace 1"/>
    <meta:user-defined meta:name="Informace 2"/>
    <meta:user-defined meta:name="Informace 3"/>
    <meta:user-defined meta:name="Informace 4"/>
  </office:meta>
</office:document-meta>
</file>